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3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5.309cm" fo:min-width="11.936cm" style:writing-mode="lr-tb"/>
      <style:paragraph-properties style:writing-mode="lr-tb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2.149cm" fo:min-width="1.219cm" style:writing-mode="lr-tb"/>
      <style:paragraph-properties style:writing-mode="lr-tb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2.139cm" fo:min-width="1.329cm" style:writing-mode="lr-tb"/>
      <style:paragraph-properties style:writing-mode="lr-tb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0pt" style:font-size-complex="10pt"/>
    </style:style>
    <style:style style:name="P2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3" style:family="paragraph">
      <style:paragraph-properties style:writing-mode="lr-tb"/>
      <style:text-properties fo:font-size="8pt" style:font-size-asian="11pt" style:font-size-complex="11pt"/>
    </style:style>
    <style:style style:name="P4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5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loext:graphic-properties draw:fill="none"/>
    </style:style>
    <style:style style:name="P10" style:family="paragraph">
      <style:paragraph-properties style:writing-mode="lr-tb"/>
      <style:text-properties fo:font-size="12pt" style:font-size-asian="11pt" style:font-size-complex="11pt"/>
    </style:style>
    <style:style style:name="P11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T1" style:family="text">
      <style:text-properties fo:font-size="8pt" style:font-size-asian="10pt" style:font-size-complex="10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12pt"/>
    </style:style>
    <style:style style:name="T4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0" draw:style-name="gr1" draw:text-style-name="P2" draw:layer="layout" svg:width="1.994cm" svg:height="1.016cm" svg:x="18.464cm" svg:y="6.143cm">
          <text:p text:style-name="P1"><text:span text:style-name="T1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2" draw:text-style-name="P4" draw:layer="layout" svg:width="1.898cm" svg:height="1.08cm" svg:x="18.718cm" svg:y="4.492cm">
          <text:p text:style-name="P3"><text:span text:style-name="T2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3" draw:text-style-name="P5" draw:layer="layout" svg:width="1.905cm" svg:height="1.016cm" svg:x="18.591cm" svg:y="3.032cm">
          <text:p text:style-name="P1"><text:span text:style-name="T1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4" draw:text-style-name="P6" draw:layer="layout" svg:width="1.841cm" svg:height="0.839cm" svg:x="18.718cm" svg:y="1.698cm">
          <text:p text:style-name="P3"><text:span text:style-name="T2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8.082cm" svg:y1="2.46cm" svg:x2="18.082cm" svg:y2="7.032cm">
          <text:p/>
        </draw:line>
        <draw:g draw:style-name="gr6">
          <draw:custom-shape draw:name="Shape 8" draw:style-name="gr7" draw:text-style-name="P8" draw:layer="layout" svg:width="13.036cm" svg:height="6.159cm" svg:x="1.531cm" svg:y="1.635cm">
            <text:p text:style-name="P8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7" draw:layer="layout" svg:x1="14.589cm" svg:y1="2.46cm" svg:x2="14.589cm" svg:y2="7.032cm">
            <text:p/>
          </draw:line>
          <draw:custom-shape draw:name="Shape 1" draw:style-name="gr1" draw:text-style-name="P2" xml:id="id1" draw:id="id1" draw:layer="layout" svg:width="1.994cm" svg:height="1.016cm" svg:x="7.134cm" svg:y="5.427cm">
            <text:p text:style-name="P1"><text:span text:style-name="T1">Mediato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8" draw:text-style-name="P5" xml:id="id2" draw:id="id2" draw:layer="layout" svg:width="1.905cm" svg:height="2.585cm" svg:x="2.651cm" svg:y="4.633cm">
            <text:p text:style-name="P1"><text:span text:style-name="T1">Sub-System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9" draw:text-style-name="P4" xml:id="id3" draw:id="id3" draw:layer="layout" svg:width="2.025cm" svg:height="2.585cm" svg:x="11.23cm" svg:y="4.638cm">
            <text:p text:style-name="P3"><text:span text:style-name="T2">Sub-System B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9" draw:layer="layout" draw:type="line" svg:x1="7.134cm" svg:y1="5.935cm" svg:x2="4.556cm" svg:y2="5.925cm" draw:start-shape="id1" draw:start-glue-point="3" draw:end-shape="id2" draw:end-glue-point="1" svg:d="M7134 5935l-2578-10" svg:viewBox="0 0 2579 11">
            <text:p/>
          </draw:connector>
          <draw:connector draw:style-name="gr10" draw:text-style-name="P9" draw:layer="layout" draw:type="line" svg:x1="9.128cm" svg:y1="5.935cm" svg:x2="11.23cm" svg:y2="5.93cm" draw:start-shape="id1" draw:start-glue-point="1" draw:end-shape="id3" draw:end-glue-point="3" svg:d="M9128 5935l2102-5" svg:viewBox="0 0 2103 6">
            <text:p/>
          </draw:connector>
          <draw:connector draw:style-name="gr11" draw:text-style-name="P9" draw:layer="layout" draw:type="line" svg:x1="8.116cm" svg:y1="3.662cm" svg:x2="8.131cm" svg:y2="5.427cm" draw:start-shape="id4" draw:start-glue-point="2" draw:end-shape="id1" draw:end-glue-point="0" svg:d="M8116 3662l15 1765" svg:viewBox="0 0 16 1766">
            <text:p/>
          </draw:connector>
          <draw:custom-shape draw:name="Shape 9" draw:style-name="gr12" draw:text-style-name="P11" xml:id="id4" draw:id="id4" draw:layer="layout" svg:width="1.407cm" svg:height="0.839cm" svg:x="7.413cm" svg:y="2.823cm">
            <text:p text:style-name="P10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3-03T11:26:44.623000000</meta:creation-date>
    <dc:date>2023-03-06T09:28:58.060000000</dc:date>
    <dc:creator>Stephen P Lepisto</dc:creator>
    <meta:editing-duration>PT9M29S</meta:editing-duration>
    <meta:editing-cycles>11</meta:editing-cycles>
    <meta:generator>LibreOffice/7.5.0.3$Windows_X86_64 LibreOffice_project/c21113d003cd3efa8c53188764377a8272d9d6de</meta:generator>
    <meta:document-statistic meta:object-count="15"/>
  </office:meta>
</office:document-meta>
</file>